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2.94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0306" table:style-name="ta1">
        <table:shapes>
          <draw:frame draw:z-index="0" draw:style-name="gr1" draw:text-style-name="P1" svg:width="453.4pt" svg:height="255.23pt" svg:x="64.2pt" svg:y="85.83pt">
            <loext:p draw:notify-on-update-of-ranges="'0306'.B2:'0306'.AO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pt" svg:height="255.26pt" svg:x="541.62pt" svg:y="88.07pt">
            <loext:p draw:notify-on-update-of-ranges="'0306'.B3:'0306'.AO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4pt" svg:height="255.23pt" svg:x="95.16pt" svg:y="713.06pt">
            <loext:p draw:notify-on-update-of-ranges="'0306'.B48:'0306'.DG48 '0306'.B49:'0306'.DG4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82.01pt" svg:y="347.13pt">
            <loext:p draw:notify-on-update-of-ranges="'0306'.B4:'0306'.AO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4pt" svg:height="255.23pt" svg:x="549.35pt" svg:y="338.83pt">
            <loext:p draw:notify-on-update-of-ranges="'0306'.B5:'0306'.AO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0" table:default-cell-style-name="Default"/>
        <table:table-column table:style-name="co3" table:number-columns-repeated="70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low fidelity</text:p>
          </table:table-cell>
          <table:table-cell office:value-type="float" office:value="24073.5618826571" calcext:value-type="float">
            <text:p>24073.5618826571</text:p>
          </table:table-cell>
          <table:table-cell office:value-type="float" office:value="24159.5733139965" calcext:value-type="float">
            <text:p>24159.5733139965</text:p>
          </table:table-cell>
          <table:table-cell office:value-type="float" office:value="24239.311024093" calcext:value-type="float">
            <text:p>24239.311024093</text:p>
          </table:table-cell>
          <table:table-cell office:value-type="float" office:value="24200.1980984282" calcext:value-type="float">
            <text:p>24200.1980984282</text:p>
          </table:table-cell>
          <table:table-cell office:value-type="float" office:value="23797.5654992502" calcext:value-type="float">
            <text:p>23797.5654992502</text:p>
          </table:table-cell>
          <table:table-cell office:value-type="float" office:value="24052.3988820591" calcext:value-type="float">
            <text:p>24052.3988820591</text:p>
          </table:table-cell>
          <table:table-cell office:value-type="float" office:value="24271.1671560009" calcext:value-type="float">
            <text:p>24271.1671560009</text:p>
          </table:table-cell>
          <table:table-cell office:value-type="float" office:value="24465.4634544289" calcext:value-type="float">
            <text:p>24465.4634544289</text:p>
          </table:table-cell>
          <table:table-cell office:value-type="float" office:value="24062.7458306399" calcext:value-type="float">
            <text:p>24062.7458306399</text:p>
          </table:table-cell>
          <table:table-cell office:value-type="float" office:value="24437.3072751694" calcext:value-type="float">
            <text:p>24437.3072751694</text:p>
          </table:table-cell>
          <table:table-cell office:value-type="float" office:value="24137.2994883944" calcext:value-type="float">
            <text:p>24137.2994883944</text:p>
          </table:table-cell>
          <table:table-cell office:value-type="float" office:value="23766.5570989363" calcext:value-type="float">
            <text:p>23766.5570989363</text:p>
          </table:table-cell>
          <table:table-cell office:value-type="float" office:value="24456.7649033319" calcext:value-type="float">
            <text:p>24456.7649033319</text:p>
          </table:table-cell>
          <table:table-cell office:value-type="float" office:value="24075.4953683842" calcext:value-type="float">
            <text:p>24075.4953683842</text:p>
          </table:table-cell>
          <table:table-cell office:value-type="float" office:value="24071.4803662479" calcext:value-type="float">
            <text:p>24071.4803662479</text:p>
          </table:table-cell>
          <table:table-cell office:value-type="float" office:value="24521.5287550613" calcext:value-type="float">
            <text:p>24521.5287550613</text:p>
          </table:table-cell>
          <table:table-cell office:value-type="float" office:value="23742.8900035817" calcext:value-type="float">
            <text:p>23742.8900035817</text:p>
          </table:table-cell>
          <table:table-cell office:value-type="float" office:value="24299.3144973383" calcext:value-type="float">
            <text:p>24299.3144973383</text:p>
          </table:table-cell>
          <table:table-cell office:value-type="float" office:value="24307.2792708352" calcext:value-type="float">
            <text:p>24307.2792708352</text:p>
          </table:table-cell>
          <table:table-cell office:value-type="float" office:value="23712.4287213303" calcext:value-type="float">
            <text:p>23712.4287213303</text:p>
          </table:table-cell>
          <table:table-cell office:value-type="float" office:value="24195.2678235689" calcext:value-type="float">
            <text:p>24195.2678235689</text:p>
          </table:table-cell>
          <table:table-cell office:value-type="float" office:value="24119.4948436078" calcext:value-type="float">
            <text:p>24119.4948436078</text:p>
          </table:table-cell>
          <table:table-cell office:value-type="float" office:value="23880.2251689151" calcext:value-type="float">
            <text:p>23880.2251689151</text:p>
          </table:table-cell>
          <table:table-cell office:value-type="float" office:value="23850.0306256402" calcext:value-type="float">
            <text:p>23850.0306256402</text:p>
          </table:table-cell>
          <table:table-cell office:value-type="float" office:value="24251.2160076188" calcext:value-type="float">
            <text:p>24251.2160076188</text:p>
          </table:table-cell>
          <table:table-cell office:value-type="float" office:value="24129.6054766986" calcext:value-type="float">
            <text:p>24129.6054766986</text:p>
          </table:table-cell>
          <table:table-cell office:value-type="float" office:value="23768.3341501245" calcext:value-type="float">
            <text:p>23768.3341501245</text:p>
          </table:table-cell>
          <table:table-cell office:value-type="float" office:value="24178.2552405347" calcext:value-type="float">
            <text:p>24178.2552405347</text:p>
          </table:table-cell>
          <table:table-cell office:value-type="float" office:value="24498.6608822059" calcext:value-type="float">
            <text:p>24498.6608822059</text:p>
          </table:table-cell>
          <table:table-cell office:value-type="float" office:value="24311.262199177" calcext:value-type="float">
            <text:p>24311.262199177</text:p>
          </table:table-cell>
          <table:table-cell office:value-type="float" office:value="24077.6110213538" calcext:value-type="float">
            <text:p>24077.6110213538</text:p>
          </table:table-cell>
          <table:table-cell office:value-type="float" office:value="24373.8273885335" calcext:value-type="float">
            <text:p>24373.8273885335</text:p>
          </table:table-cell>
          <table:table-cell office:value-type="float" office:value="24445.5478345128" calcext:value-type="float">
            <text:p>24445.5478345128</text:p>
          </table:table-cell>
          <table:table-cell office:value-type="float" office:value="23834.4733506836" calcext:value-type="float">
            <text:p>23834.4733506836</text:p>
          </table:table-cell>
          <table:table-cell office:value-type="float" office:value="24631.2459795159" calcext:value-type="float">
            <text:p>24631.2459795159</text:p>
          </table:table-cell>
          <table:table-cell office:value-type="float" office:value="23793.6993247477" calcext:value-type="float">
            <text:p>23793.6993247477</text:p>
          </table:table-cell>
          <table:table-cell office:value-type="float" office:value="24133.2949992094" calcext:value-type="float">
            <text:p>24133.2949992094</text:p>
          </table:table-cell>
          <table:table-cell office:value-type="float" office:value="23841.6818041783" calcext:value-type="float">
            <text:p>23841.6818041783</text:p>
          </table:table-cell>
          <table:table-cell office:value-type="float" office:value="23970.5676803332" calcext:value-type="float">
            <text:p>23970.5676803332</text:p>
          </table:table-cell>
          <table:table-cell office:value-type="float" office:value="24381.8236196359" calcext:value-type="float">
            <text:p>24381.8236196359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high fidelity</text:p>
          </table:table-cell>
          <table:table-cell office:value-type="float" office:value="20432" calcext:value-type="float">
            <text:p>20432</text:p>
          </table:table-cell>
          <table:table-cell office:value-type="float" office:value="20858" calcext:value-type="float">
            <text:p>20858</text:p>
          </table:table-cell>
          <table:table-cell office:value-type="float" office:value="21317" calcext:value-type="float">
            <text:p>21317</text:p>
          </table:table-cell>
          <table:table-cell office:value-type="float" office:value="20700" calcext:value-type="float">
            <text:p>20700</text:p>
          </table:table-cell>
          <table:table-cell office:value-type="float" office:value="20900" calcext:value-type="float">
            <text:p>20900</text:p>
          </table:table-cell>
          <table:table-cell office:value-type="float" office:value="20522" calcext:value-type="float">
            <text:p>20522</text:p>
          </table:table-cell>
          <table:table-cell office:value-type="float" office:value="20826" calcext:value-type="float">
            <text:p>20826</text:p>
          </table:table-cell>
          <table:table-cell office:value-type="float" office:value="21926" calcext:value-type="float">
            <text:p>21926</text:p>
          </table:table-cell>
          <table:table-cell office:value-type="float" office:value="20815" calcext:value-type="float">
            <text:p>20815</text:p>
          </table:table-cell>
          <table:table-cell office:value-type="float" office:value="21411" calcext:value-type="float">
            <text:p>21411</text:p>
          </table:table-cell>
          <table:table-cell office:value-type="float" office:value="21583" calcext:value-type="float">
            <text:p>21583</text:p>
          </table:table-cell>
          <table:table-cell office:value-type="float" office:value="20726" calcext:value-type="float">
            <text:p>20726</text:p>
          </table:table-cell>
          <table:table-cell office:value-type="float" office:value="20995" calcext:value-type="float">
            <text:p>20995</text:p>
          </table:table-cell>
          <table:table-cell office:value-type="float" office:value="20986" calcext:value-type="float">
            <text:p>20986</text:p>
          </table:table-cell>
          <table:table-cell office:value-type="float" office:value="21039" calcext:value-type="float">
            <text:p>21039</text:p>
          </table:table-cell>
          <table:table-cell office:value-type="float" office:value="21199" calcext:value-type="float">
            <text:p>21199</text:p>
          </table:table-cell>
          <table:table-cell office:value-type="float" office:value="20927" calcext:value-type="float">
            <text:p>20927</text:p>
          </table:table-cell>
          <table:table-cell office:value-type="float" office:value="20341" calcext:value-type="float">
            <text:p>20341</text:p>
          </table:table-cell>
          <table:table-cell office:value-type="float" office:value="21140" calcext:value-type="float">
            <text:p>21140</text:p>
          </table:table-cell>
          <table:table-cell office:value-type="float" office:value="21162" calcext:value-type="float">
            <text:p>21162</text:p>
          </table:table-cell>
          <table:table-cell office:value-type="float" office:value="21248" calcext:value-type="float">
            <text:p>21248</text:p>
          </table:table-cell>
          <table:table-cell office:value-type="float" office:value="21146" calcext:value-type="float">
            <text:p>21146</text:p>
          </table:table-cell>
          <table:table-cell office:value-type="float" office:value="21417" calcext:value-type="float">
            <text:p>21417</text:p>
          </table:table-cell>
          <table:table-cell office:value-type="float" office:value="21150" calcext:value-type="float">
            <text:p>21150</text:p>
          </table:table-cell>
          <table:table-cell office:value-type="float" office:value="21324" calcext:value-type="float">
            <text:p>21324</text:p>
          </table:table-cell>
          <table:table-cell office:value-type="float" office:value="21254" calcext:value-type="float">
            <text:p>21254</text:p>
          </table:table-cell>
          <table:table-cell office:value-type="float" office:value="21278" calcext:value-type="float">
            <text:p>21278</text:p>
          </table:table-cell>
          <table:table-cell office:value-type="float" office:value="21339" calcext:value-type="float">
            <text:p>21339</text:p>
          </table:table-cell>
          <table:table-cell office:value-type="float" office:value="21063" calcext:value-type="float">
            <text:p>21063</text:p>
          </table:table-cell>
          <table:table-cell office:value-type="float" office:value="21342" calcext:value-type="float">
            <text:p>21342</text:p>
          </table:table-cell>
          <table:table-cell office:value-type="float" office:value="21061" calcext:value-type="float">
            <text:p>21061</text:p>
          </table:table-cell>
          <table:table-cell office:value-type="float" office:value="21509" calcext:value-type="float">
            <text:p>21509</text:p>
          </table:table-cell>
          <table:table-cell office:value-type="float" office:value="21457" calcext:value-type="float">
            <text:p>21457</text:p>
          </table:table-cell>
          <table:table-cell office:value-type="float" office:value="21246" calcext:value-type="float">
            <text:p>21246</text:p>
          </table:table-cell>
          <table:table-cell office:value-type="float" office:value="21446" calcext:value-type="float">
            <text:p>21446</text:p>
          </table:table-cell>
          <table:table-cell office:value-type="float" office:value="21514" calcext:value-type="float">
            <text:p>21514</text:p>
          </table:table-cell>
          <table:table-cell office:value-type="float" office:value="21391" calcext:value-type="float">
            <text:p>21391</text:p>
          </table:table-cell>
          <table:table-cell office:value-type="float" office:value="21372" calcext:value-type="float">
            <text:p>21372</text:p>
          </table:table-cell>
          <table:table-cell office:value-type="float" office:value="21430" calcext:value-type="float">
            <text:p>21430</text:p>
          </table:table-cell>
          <table:table-cell office:value-type="float" office:value="21367" calcext:value-type="float">
            <text:p>21367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total infected difference</text:p>
          </table:table-cell>
          <table:table-cell office:value-type="float" office:value="8140.77722704395" calcext:value-type="float">
            <text:p>8140.777227044</text:p>
          </table:table-cell>
          <table:table-cell office:value-type="float" office:value="8471.21882672807" calcext:value-type="float">
            <text:p>8471.2188267281</text:p>
          </table:table-cell>
          <table:table-cell office:value-type="float" office:value="8284.67312522269" calcext:value-type="float">
            <text:p>8284.6731252227</text:p>
          </table:table-cell>
          <table:table-cell office:value-type="float" office:value="8095.69304779295" calcext:value-type="float">
            <text:p>8095.693047793</text:p>
          </table:table-cell>
          <table:table-cell office:value-type="float" office:value="8173.95373913891" calcext:value-type="float">
            <text:p>8173.9537391389</text:p>
          </table:table-cell>
          <table:table-cell office:value-type="float" office:value="8017.61209741563" calcext:value-type="float">
            <text:p>8017.6120974156</text:p>
          </table:table-cell>
          <table:table-cell office:value-type="float" office:value="8330.95815136543" calcext:value-type="float">
            <text:p>8330.9581513654</text:p>
          </table:table-cell>
          <table:table-cell office:value-type="float" office:value="8158.15627615461" calcext:value-type="float">
            <text:p>8158.1562761546</text:p>
          </table:table-cell>
          <table:table-cell office:value-type="float" office:value="8304.46007348238" calcext:value-type="float">
            <text:p>8304.4600734824</text:p>
          </table:table-cell>
          <table:table-cell office:value-type="float" office:value="8162.70422447501" calcext:value-type="float">
            <text:p>8162.704224475</text:p>
          </table:table-cell>
          <table:table-cell office:value-type="float" office:value="8157.48365921241" calcext:value-type="float">
            <text:p>8157.4836592124</text:p>
          </table:table-cell>
          <table:table-cell office:value-type="float" office:value="8048.25024257273" calcext:value-type="float">
            <text:p>8048.2502425727</text:p>
          </table:table-cell>
          <table:table-cell office:value-type="float" office:value="8300.07503672353" calcext:value-type="float">
            <text:p>8300.0750367235</text:p>
          </table:table-cell>
          <table:table-cell office:value-type="float" office:value="8001.0460069191" calcext:value-type="float">
            <text:p>8001.0460069191</text:p>
          </table:table-cell>
          <table:table-cell office:value-type="float" office:value="8000.24910731187" calcext:value-type="float">
            <text:p>8000.2491073119</text:p>
          </table:table-cell>
          <table:table-cell office:value-type="float" office:value="8340.51899726861" calcext:value-type="float">
            <text:p>8340.5189972686</text:p>
          </table:table-cell>
          <table:table-cell office:value-type="float" office:value="8115.76889060882" calcext:value-type="float">
            <text:p>8115.7688906088</text:p>
          </table:table-cell>
          <table:table-cell office:value-type="float" office:value="8078.86603439555" calcext:value-type="float">
            <text:p>8078.8660343956</text:p>
          </table:table-cell>
          <table:table-cell office:value-type="float" office:value="8299.50585989398" calcext:value-type="float">
            <text:p>8299.505859894</text:p>
          </table:table-cell>
          <table:table-cell office:value-type="float" office:value="8135.70580047485" calcext:value-type="float">
            <text:p>8135.7058004749</text:p>
          </table:table-cell>
          <table:table-cell office:value-type="float" office:value="7699.47994246161" calcext:value-type="float">
            <text:p>7699.4799424616</text:p>
          </table:table-cell>
          <table:table-cell office:value-type="float" office:value="7533.61762394962" calcext:value-type="float">
            <text:p>7533.6176239496</text:p>
          </table:table-cell>
          <table:table-cell office:value-type="float" office:value="7328.14813885143" calcext:value-type="float">
            <text:p>7328.1481388514</text:p>
          </table:table-cell>
          <table:table-cell office:value-type="float" office:value="7322.98066330515" calcext:value-type="float">
            <text:p>7322.9806633052</text:p>
          </table:table-cell>
          <table:table-cell office:value-type="float" office:value="7520.48644474976" calcext:value-type="float">
            <text:p>7520.4864447498</text:p>
          </table:table-cell>
          <table:table-cell office:value-type="float" office:value="7610.43114330878" calcext:value-type="float">
            <text:p>7610.4311433088</text:p>
          </table:table-cell>
          <table:table-cell office:value-type="float" office:value="7290.89901755301" calcext:value-type="float">
            <text:p>7290.899017553</text:p>
          </table:table-cell>
          <table:table-cell office:value-type="float" office:value="7636.22537588785" calcext:value-type="float">
            <text:p>7636.2253758879</text:p>
          </table:table-cell>
          <table:table-cell office:value-type="float" office:value="7698.95789093784" calcext:value-type="float">
            <text:p>7698.9578909378</text:p>
          </table:table-cell>
          <table:table-cell office:value-type="float" office:value="7548.55711897042" calcext:value-type="float">
            <text:p>7548.5571189704</text:p>
          </table:table-cell>
          <table:table-cell office:value-type="float" office:value="7614.08674000814" calcext:value-type="float">
            <text:p>7614.0867400081</text:p>
          </table:table-cell>
          <table:table-cell office:value-type="float" office:value="7511.9815293315" calcext:value-type="float">
            <text:p>7511.9815293315</text:p>
          </table:table-cell>
          <table:table-cell office:value-type="float" office:value="7710.32962822612" calcext:value-type="float">
            <text:p>7710.3296282261</text:p>
          </table:table-cell>
          <table:table-cell office:value-type="float" office:value="7497.0096864057" calcext:value-type="float">
            <text:p>7497.0096864057</text:p>
          </table:table-cell>
          <table:table-cell office:value-type="float" office:value="7982.61873582848" calcext:value-type="float">
            <text:p>7982.6187358285</text:p>
          </table:table-cell>
          <table:table-cell office:value-type="float" office:value="7397.06746870899" calcext:value-type="float">
            <text:p>7397.067468709</text:p>
          </table:table-cell>
          <table:table-cell office:value-type="float" office:value="7452.54797000132" calcext:value-type="float">
            <text:p>7452.5479700013</text:p>
          </table:table-cell>
          <table:table-cell office:value-type="float" office:value="7672.7830559428" calcext:value-type="float">
            <text:p>7672.7830559428</text:p>
          </table:table-cell>
          <table:table-cell office:value-type="float" office:value="7830.67275637784" calcext:value-type="float">
            <text:p>7830.6727563778</text:p>
          </table:table-cell>
          <table:table-cell office:value-type="float" office:value="7626.88292035054" calcext:value-type="float">
            <text:p>7626.8829203505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total population difference</text:p>
          </table:table-cell>
          <table:table-cell office:value-type="float" office:value="163711.701273851" calcext:value-type="float">
            <text:p>163711.701273851</text:p>
          </table:table-cell>
          <table:table-cell office:value-type="float" office:value="164351.897869795" calcext:value-type="float">
            <text:p>164351.897869795</text:p>
          </table:table-cell>
          <table:table-cell office:value-type="float" office:value="163855.751584307" calcext:value-type="float">
            <text:p>163855.751584307</text:p>
          </table:table-cell>
          <table:table-cell office:value-type="float" office:value="162502.067445276" calcext:value-type="float">
            <text:p>162502.067445276</text:p>
          </table:table-cell>
          <table:table-cell office:value-type="float" office:value="162888.577995624" calcext:value-type="float">
            <text:p>162888.577995624</text:p>
          </table:table-cell>
          <table:table-cell office:value-type="float" office:value="162618.901318527" calcext:value-type="float">
            <text:p>162618.901318527</text:p>
          </table:table-cell>
          <table:table-cell office:value-type="float" office:value="163295.759975568" calcext:value-type="float">
            <text:p>163295.759975568</text:p>
          </table:table-cell>
          <table:table-cell office:value-type="float" office:value="163749.320556795" calcext:value-type="float">
            <text:p>163749.320556795</text:p>
          </table:table-cell>
          <table:table-cell office:value-type="float" office:value="163024.501260612" calcext:value-type="float">
            <text:p>163024.501260612</text:p>
          </table:table-cell>
          <table:table-cell office:value-type="float" office:value="163513.60995747" calcext:value-type="float">
            <text:p>163513.60995747</text:p>
          </table:table-cell>
          <table:table-cell office:value-type="float" office:value="163884.830411363" calcext:value-type="float">
            <text:p>163884.830411363</text:p>
          </table:table-cell>
          <table:table-cell office:value-type="float" office:value="163444.512118837" calcext:value-type="float">
            <text:p>163444.512118837</text:p>
          </table:table-cell>
          <table:table-cell office:value-type="float" office:value="163835.245382723" calcext:value-type="float">
            <text:p>163835.245382723</text:p>
          </table:table-cell>
          <table:table-cell office:value-type="float" office:value="166063.314362423" calcext:value-type="float">
            <text:p>166063.314362423</text:p>
          </table:table-cell>
          <table:table-cell office:value-type="float" office:value="161970.016389729" calcext:value-type="float">
            <text:p>161970.016389729</text:p>
          </table:table-cell>
          <table:table-cell office:value-type="float" office:value="164949.741784188" calcext:value-type="float">
            <text:p>164949.741784188</text:p>
          </table:table-cell>
          <table:table-cell office:value-type="float" office:value="164072.764811018" calcext:value-type="float">
            <text:p>164072.764811018</text:p>
          </table:table-cell>
          <table:table-cell office:value-type="float" office:value="160924.065910149" calcext:value-type="float">
            <text:p>160924.065910149</text:p>
          </table:table-cell>
          <table:table-cell office:value-type="float" office:value="165205.664102957" calcext:value-type="float">
            <text:p>165205.664102957</text:p>
          </table:table-cell>
          <table:table-cell office:value-type="float" office:value="163216.28810977" calcext:value-type="float">
            <text:p>163216.28810977</text:p>
          </table:table-cell>
          <table:table-cell office:value-type="float" office:value="163515.027727743" calcext:value-type="float">
            <text:p>163515.027727743</text:p>
          </table:table-cell>
          <table:table-cell office:value-type="float" office:value="164596.619572087" calcext:value-type="float">
            <text:p>164596.619572087</text:p>
          </table:table-cell>
          <table:table-cell office:value-type="float" office:value="162629.487605432" calcext:value-type="float">
            <text:p>162629.487605432</text:p>
          </table:table-cell>
          <table:table-cell office:value-type="float" office:value="162619.12050896" calcext:value-type="float">
            <text:p>162619.12050896</text:p>
          </table:table-cell>
          <table:table-cell office:value-type="float" office:value="164674.268105833" calcext:value-type="float">
            <text:p>164674.268105833</text:p>
          </table:table-cell>
          <table:table-cell office:value-type="float" office:value="163592.282877114" calcext:value-type="float">
            <text:p>163592.282877114</text:p>
          </table:table-cell>
          <table:table-cell office:value-type="float" office:value="163424.90911415" calcext:value-type="float">
            <text:p>163424.90911415</text:p>
          </table:table-cell>
          <table:table-cell office:value-type="float" office:value="162675.299202414" calcext:value-type="float">
            <text:p>162675.299202414</text:p>
          </table:table-cell>
          <table:table-cell office:value-type="float" office:value="160849.744339824" calcext:value-type="float">
            <text:p>160849.744339824</text:p>
          </table:table-cell>
          <table:table-cell office:value-type="float" office:value="162732.533369342" calcext:value-type="float">
            <text:p>162732.533369342</text:p>
          </table:table-cell>
          <table:table-cell office:value-type="float" office:value="162679.554221181" calcext:value-type="float">
            <text:p>162679.554221181</text:p>
          </table:table-cell>
          <table:table-cell office:value-type="float" office:value="164125.951461572" calcext:value-type="float">
            <text:p>164125.951461572</text:p>
          </table:table-cell>
          <table:table-cell office:value-type="float" office:value="163776.317971136" calcext:value-type="float">
            <text:p>163776.317971136</text:p>
          </table:table-cell>
          <table:table-cell office:value-type="float" office:value="161806.644520022" calcext:value-type="float">
            <text:p>161806.644520022</text:p>
          </table:table-cell>
          <table:table-cell office:value-type="float" office:value="163421.200805655" calcext:value-type="float">
            <text:p>163421.200805655</text:p>
          </table:table-cell>
          <table:table-cell office:value-type="float" office:value="163679.64326981" calcext:value-type="float">
            <text:p>163679.64326981</text:p>
          </table:table-cell>
          <table:table-cell office:value-type="float" office:value="163632.901016108" calcext:value-type="float">
            <text:p>163632.901016108</text:p>
          </table:table-cell>
          <table:table-cell office:value-type="float" office:value="163852.786842949" calcext:value-type="float">
            <text:p>163852.786842949</text:p>
          </table:table-cell>
          <table:table-cell office:value-type="float" office:value="162680.6114478" calcext:value-type="float">
            <text:p>162680.6114478</text:p>
          </table:table-cell>
          <table:table-cell office:value-type="float" office:value="161564.367362236" calcext:value-type="float">
            <text:p>161564.367362236</text:p>
          </table:table-cell>
          <table:table-cell table:number-columns-repeated="70"/>
        </table:table-row>
        <table:table-row table:style-name="ro1" table:number-rows-repeated="42">
          <table:table-cell table:number-columns-repeated="111"/>
        </table:table-row>
        <table:table-row table:style-name="ro1">
          <table:table-cell office:value-type="string" calcext:value-type="string">
            <text:p>nu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.0564" calcext:value-type="float">
            <text:p>0.0564</text:p>
          </table:table-cell>
          <table:table-cell office:value-type="float" office:value="0.0622" calcext:value-type="float">
            <text:p>0.0622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0796" calcext:value-type="float">
            <text:p>0.0796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0546" calcext:value-type="float">
            <text:p>0.0546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01" calcext:value-type="float">
            <text:p>0.01</text:p>
          </table:table-cell>
          <table:table-cell office:value-type="float" office:value="0.0796" calcext:value-type="float">
            <text:p>0.0796</text:p>
          </table:table-cell>
          <table:table-cell office:value-type="float" office:value="0.3" calcext:value-type="float">
            <text:p>0.3</text:p>
          </table:table-cell>
          <table:table-cell office:value-type="float" office:value="0.01" calcext:value-type="float">
            <text:p>0.01</text:p>
          </table:table-cell>
          <table:table-cell office:value-type="float" office:value="0.101" calcext:value-type="float">
            <text:p>0.101</text:p>
          </table:table-cell>
          <table:table-cell office:value-type="float" office:value="0.0648000000000001" calcext:value-type="float">
            <text:p>0.0648</text:p>
          </table:table-cell>
          <table:table-cell office:value-type="float" office:value="0.3" calcext:value-type="float">
            <text:p>0.3</text:p>
          </table:table-cell>
          <table:table-cell office:value-type="float" office:value="0.0996000000000001" calcext:value-type="float">
            <text:p>0.0996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01" calcext:value-type="float">
            <text:p>0.01</text:p>
          </table:table-cell>
          <table:table-cell office:value-type="float" office:value="0.2652" calcext:value-type="float">
            <text:p>0.265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848000000000003" calcext:value-type="float">
            <text:p>0.0848</text:p>
          </table:table-cell>
          <table:table-cell office:value-type="float" office:value="0.217" calcext:value-type="float">
            <text:p>0.217</text:p>
          </table:table-cell>
          <table:table-cell office:value-type="float" office:value="0.01" calcext:value-type="float">
            <text:p>0.01</text:p>
          </table:table-cell>
          <table:table-cell office:value-type="float" office:value="0.2228" calcext:value-type="float">
            <text:p>0.2228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.3" calcext:value-type="float">
            <text:p>0.3</text:p>
          </table:table-cell>
          <table:table-cell office:value-type="float" office:value="0.01" calcext:value-type="float">
            <text:p>0.01</text:p>
          </table:table-cell>
          <table:table-cell office:value-type="float" office:value="0.3" calcext:value-type="float">
            <text:p>0.3</text:p>
          </table:table-cell>
          <table:table-cell office:value-type="float" office:value="0.0854" calcext:value-type="float">
            <text:p>0.0854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0528" calcext:value-type="float">
            <text:p>0.0528</text:p>
          </table:table-cell>
          <table:table-cell office:value-type="float" office:value="0.01" calcext:value-type="float">
            <text:p>0.01</text:p>
          </table:table-cell>
          <table:table-cell office:value-type="float" office:value="0.1068" calcext:value-type="float">
            <text:p>0.1068</text:p>
          </table:table-cell>
          <table:table-cell office:value-type="float" office:value="0.163" calcext:value-type="float">
            <text:p>0.163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1968" calcext:value-type="float">
            <text:p>0.1968</text:p>
          </table:table-cell>
          <table:table-cell office:value-type="float" office:value="0.0260000000000002" calcext:value-type="float">
            <text:p>0.026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416" calcext:value-type="float">
            <text:p>0.1416</text:p>
          </table:table-cell>
          <table:table-cell office:value-type="float" office:value="0.1942" calcext:value-type="float">
            <text:p>0.1942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2072" calcext:value-type="float">
            <text:p>0.2072</text:p>
          </table:table-cell>
          <table:table-cell office:value-type="float" office:value="0.2304" calcext:value-type="float">
            <text:p>0.2304</text:p>
          </table:table-cell>
          <table:table-cell office:value-type="float" office:value="0.2286" calcext:value-type="float">
            <text:p>0.2286</text:p>
          </table:table-cell>
          <table:table-cell office:value-type="float" office:value="0.01" calcext:value-type="float">
            <text:p>0.01</text:p>
          </table:table-cell>
          <table:table-cell office:value-type="float" office:value="0.1416" calcext:value-type="float">
            <text:p>0.1416</text:p>
          </table:table-cell>
          <table:table-cell office:value-type="float" office:value="0.0100000000000001" calcext:value-type="float">
            <text:p>0.01</text:p>
          </table:table-cell>
          <table:table-cell office:value-type="float" office:value="0.184" calcext:value-type="float">
            <text:p>0.184</text:p>
          </table:table-cell>
          <table:table-cell table:number-columns-repeated="39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andom nu</text:p>
          </table:table-cell>
          <table:table-cell office:value-type="float" office:value="0.0348432055749129" calcext:value-type="float">
            <text:p>0.0348432056</text:p>
          </table:table-cell>
          <table:table-cell office:value-type="float" office:value="0.156794425087108" calcext:value-type="float">
            <text:p>0.1567944251</text:p>
          </table:table-cell>
          <table:table-cell office:value-type="float" office:value="0.0871080139372823" calcext:value-type="float">
            <text:p>0.0871080139</text:p>
          </table:table-cell>
          <table:table-cell office:value-type="float" office:value="0.0522648083623693" calcext:value-type="float">
            <text:p>0.0522648084</text:p>
          </table:table-cell>
          <table:table-cell office:value-type="float" office:value="0.121951219512195" calcext:value-type="float">
            <text:p>0.1219512195</text:p>
          </table:table-cell>
          <table:table-cell office:value-type="float" office:value="0.104529616724739" calcext:value-type="float">
            <text:p>0.1045296167</text:p>
          </table:table-cell>
          <table:table-cell office:value-type="float" office:value="0.0696864111498258" calcext:value-type="float">
            <text:p>0.0696864111</text:p>
          </table:table-cell>
          <table:table-cell office:value-type="float" office:value="0.121951219512195" calcext:value-type="float">
            <text:p>0.1219512195</text:p>
          </table:table-cell>
          <table:table-cell office:value-type="float" office:value="0.0696864111498258" calcext:value-type="float">
            <text:p>0.0696864111</text:p>
          </table:table-cell>
          <table:table-cell office:value-type="float" office:value="0.0871080139372823" calcext:value-type="float">
            <text:p>0.0871080139</text:p>
          </table:table-cell>
          <table:table-cell office:value-type="float" office:value="0.0522648083623693" calcext:value-type="float">
            <text:p>0.0522648084</text:p>
          </table:table-cell>
          <table:table-cell office:value-type="float" office:value="0.121951219512195" calcext:value-type="float">
            <text:p>0.1219512195</text:p>
          </table:table-cell>
          <table:table-cell office:value-type="float" office:value="0.0348432055749129" calcext:value-type="float">
            <text:p>0.0348432056</text:p>
          </table:table-cell>
          <table:table-cell office:value-type="float" office:value="0.0871080139372823" calcext:value-type="float">
            <text:p>0.0871080139</text:p>
          </table:table-cell>
          <table:table-cell table:number-columns-repeated="2" office:value-type="float" office:value="0.0348432055749129" calcext:value-type="float">
            <text:p>0.0348432056</text:p>
          </table:table-cell>
          <table:table-cell office:value-type="float" office:value="0.121951219512195" calcext:value-type="float">
            <text:p>0.1219512195</text:p>
          </table:table-cell>
          <table:table-cell office:value-type="float" office:value="0.139372822299652" calcext:value-type="float">
            <text:p>0.1393728223</text:p>
          </table:table-cell>
          <table:table-cell office:value-type="float" office:value="0.0522648083623693" calcext:value-type="float">
            <text:p>0.0522648084</text:p>
          </table:table-cell>
          <table:table-cell office:value-type="float" office:value="0.139372822299652" calcext:value-type="float">
            <text:p>0.1393728223</text:p>
          </table:table-cell>
          <table:table-cell table:number-columns-repeated="4" office:value-type="float" office:value="0.0348432055749129" calcext:value-type="float">
            <text:p>0.0348432056</text:p>
          </table:table-cell>
          <table:table-cell office:value-type="float" office:value="0.156794425087108" calcext:value-type="float">
            <text:p>0.1567944251</text:p>
          </table:table-cell>
          <table:table-cell table:number-columns-repeated="3" office:value-type="float" office:value="0.0348432055749129" calcext:value-type="float">
            <text:p>0.0348432056</text:p>
          </table:table-cell>
          <table:table-cell office:value-type="float" office:value="0.139372822299652" calcext:value-type="float">
            <text:p>0.1393728223</text:p>
          </table:table-cell>
          <table:table-cell table:number-columns-repeated="2" office:value-type="float" office:value="0.0348432055749129" calcext:value-type="float">
            <text:p>0.0348432056</text:p>
          </table:table-cell>
          <table:table-cell office:value-type="float" office:value="0.0696864111498258" calcext:value-type="float">
            <text:p>0.0696864111</text:p>
          </table:table-cell>
          <table:table-cell office:value-type="float" office:value="0.121951219512195" calcext:value-type="float">
            <text:p>0.1219512195</text:p>
          </table:table-cell>
          <table:table-cell office:value-type="float" office:value="0.0522648083623693" calcext:value-type="float">
            <text:p>0.0522648084</text:p>
          </table:table-cell>
          <table:table-cell office:value-type="float" office:value="0.139372822299652" calcext:value-type="float">
            <text:p>0.1393728223</text:p>
          </table:table-cell>
          <table:table-cell office:value-type="float" office:value="0.0696864111498258" calcext:value-type="float">
            <text:p>0.0696864111</text:p>
          </table:table-cell>
          <table:table-cell office:value-type="float" office:value="0.121951219512195" calcext:value-type="float">
            <text:p>0.1219512195</text:p>
          </table:table-cell>
          <table:table-cell office:value-type="float" office:value="0.0348432055749129" calcext:value-type="float">
            <text:p>0.0348432056</text:p>
          </table:table-cell>
          <table:table-cell office:value-type="float" office:value="0.156794425087108" calcext:value-type="float">
            <text:p>0.1567944251</text:p>
          </table:table-cell>
          <table:table-cell office:value-type="float" office:value="0.0871080139372823" calcext:value-type="float">
            <text:p>0.0871080139</text:p>
          </table:table-cell>
          <table:table-cell office:value-type="float" office:value="0.104529616724739" calcext:value-type="float">
            <text:p>0.1045296167</text:p>
          </table:table-cell>
          <table:table-cell table:number-columns-repeated="2" office:value-type="float" office:value="0.156794425087108" calcext:value-type="float">
            <text:p>0.1567944251</text:p>
          </table:table-cell>
          <table:table-cell office:value-type="float" office:value="0.121951219512195" calcext:value-type="float">
            <text:p>0.1219512195</text:p>
          </table:table-cell>
          <table:table-cell table:number-columns-repeated="2" office:value-type="float" office:value="0.0348432055749129" calcext:value-type="float">
            <text:p>0.0348432056</text:p>
          </table:table-cell>
          <table:table-cell office:value-type="float" office:value="0.0696864111498258" calcext:value-type="float">
            <text:p>0.0696864111</text:p>
          </table:table-cell>
          <table:table-cell office:value-type="float" office:value="0.0871080139372823" calcext:value-type="float">
            <text:p>0.0871080139</text:p>
          </table:table-cell>
          <table:table-cell office:value-type="float" office:value="0.156794425087108" calcext:value-type="float">
            <text:p>0.1567944251</text:p>
          </table:table-cell>
          <table:table-cell office:value-type="float" office:value="0.0871080139372823" calcext:value-type="float">
            <text:p>0.0871080139</text:p>
          </table:table-cell>
          <table:table-cell office:value-type="float" office:value="0.104529616724739" calcext:value-type="float">
            <text:p>0.1045296167</text:p>
          </table:table-cell>
          <table:table-cell office:value-type="float" office:value="0.0522648083623693" calcext:value-type="float">
            <text:p>0.0522648084</text:p>
          </table:table-cell>
          <table:table-cell office:value-type="float" office:value="0.0696864111498258" calcext:value-type="float">
            <text:p>0.0696864111</text:p>
          </table:table-cell>
          <table:table-cell office:value-type="float" office:value="0.0871080139372823" calcext:value-type="float">
            <text:p>0.0871080139</text:p>
          </table:table-cell>
          <table:table-cell table:number-columns-repeated="2" office:value-type="float" office:value="0.121951219512195" calcext:value-type="float">
            <text:p>0.1219512195</text:p>
          </table:table-cell>
          <table:table-cell office:value-type="float" office:value="0.0871080139372823" calcext:value-type="float">
            <text:p>0.0871080139</text:p>
          </table:table-cell>
          <table:table-cell office:value-type="float" office:value="0.104529616724739" calcext:value-type="float">
            <text:p>0.1045296167</text:p>
          </table:table-cell>
          <table:table-cell office:value-type="float" office:value="0.0348432055749129" calcext:value-type="float">
            <text:p>0.0348432056</text:p>
          </table:table-cell>
          <table:table-cell office:value-type="float" office:value="0.104529616724739" calcext:value-type="float">
            <text:p>0.1045296167</text:p>
          </table:table-cell>
          <table:table-cell office:value-type="float" office:value="0.121951219512195" calcext:value-type="float">
            <text:p>0.1219512195</text:p>
          </table:table-cell>
          <table:table-cell office:value-type="float" office:value="0.0696864111498258" calcext:value-type="float">
            <text:p>0.0696864111</text:p>
          </table:table-cell>
          <table:table-cell office:value-type="float" office:value="0.0871080139372823" calcext:value-type="float">
            <text:p>0.0871080139</text:p>
          </table:table-cell>
          <table:table-cell office:value-type="float" office:value="0.121951219512195" calcext:value-type="float">
            <text:p>0.1219512195</text:p>
          </table:table-cell>
          <table:table-cell office:value-type="float" office:value="0.0871080139372823" calcext:value-type="float">
            <text:p>0.0871080139</text:p>
          </table:table-cell>
          <table:table-cell office:value-type="float" office:value="0.156794425087108" calcext:value-type="float">
            <text:p>0.1567944251</text:p>
          </table:table-cell>
          <table:table-cell office:value-type="float" office:value="0.0696864111498258" calcext:value-type="float">
            <text:p>0.0696864111</text:p>
          </table:table-cell>
          <table:table-cell table:number-columns-repeated="2" office:value-type="float" office:value="0.156794425087108" calcext:value-type="float">
            <text:p>0.1567944251</text:p>
          </table:table-cell>
          <table:table-cell office:value-type="float" office:value="0.139372822299652" calcext:value-type="float">
            <text:p>0.1393728223</text:p>
          </table:table-cell>
          <table:table-cell office:value-type="float" office:value="0.0522648083623693" calcext:value-type="float">
            <text:p>0.0522648084</text:p>
          </table:table-cell>
          <table:table-cell office:value-type="float" office:value="0.139372822299652" calcext:value-type="float">
            <text:p>0.1393728223</text:p>
          </table:table-cell>
          <table:table-cell office:value-type="float" office:value="0.0522648083623693" calcext:value-type="float">
            <text:p>0.0522648084</text:p>
          </table:table-cell>
          <table:table-cell table:number-columns-repeated="2" office:value-type="float" office:value="0.104529616724739" calcext:value-type="float">
            <text:p>0.1045296167</text:p>
          </table:table-cell>
          <table:table-cell office:value-type="float" office:value="0.0696864111498258" calcext:value-type="float">
            <text:p>0.0696864111</text:p>
          </table:table-cell>
          <table:table-cell office:value-type="float" office:value="0.104529616724739" calcext:value-type="float">
            <text:p>0.1045296167</text:p>
          </table:table-cell>
          <table:table-cell office:value-type="float" office:value="0.0348432055749129" calcext:value-type="float">
            <text:p>0.0348432056</text:p>
          </table:table-cell>
          <table:table-cell office:value-type="float" office:value="0.0871080139372823" calcext:value-type="float">
            <text:p>0.0871080139</text:p>
          </table:table-cell>
          <table:table-cell office:value-type="float" office:value="0.0522648083623693" calcext:value-type="float">
            <text:p>0.0522648084</text:p>
          </table:table-cell>
          <table:table-cell table:number-columns-repeated="2" office:value-type="float" office:value="0.121951219512195" calcext:value-type="float">
            <text:p>0.1219512195</text:p>
          </table:table-cell>
          <table:table-cell office:value-type="float" office:value="0.139372822299652" calcext:value-type="float">
            <text:p>0.1393728223</text:p>
          </table:table-cell>
          <table:table-cell table:number-columns-repeated="2" office:value-type="float" office:value="0.0522648083623693" calcext:value-type="float">
            <text:p>0.0522648084</text:p>
          </table:table-cell>
          <table:table-cell office:value-type="float" office:value="0.139372822299652" calcext:value-type="float">
            <text:p>0.1393728223</text:p>
          </table:table-cell>
          <table:table-cell office:value-type="float" office:value="0.0871080139372823" calcext:value-type="float">
            <text:p>0.0871080139</text:p>
          </table:table-cell>
          <table:table-cell office:value-type="float" office:value="0.156794425087108" calcext:value-type="float">
            <text:p>0.1567944251</text:p>
          </table:table-cell>
          <table:table-cell office:value-type="float" office:value="0.121951219512195" calcext:value-type="float">
            <text:p>0.1219512195</text:p>
          </table:table-cell>
          <table:table-cell table:number-columns-repeated="2" office:value-type="float" office:value="0.0696864111498258" calcext:value-type="float">
            <text:p>0.0696864111</text:p>
          </table:table-cell>
          <table:table-cell table:number-columns-repeated="2" office:value-type="float" office:value="0.121951219512195" calcext:value-type="float">
            <text:p>0.1219512195</text:p>
          </table:table-cell>
          <table:table-cell office:value-type="float" office:value="0.0522648083623693" calcext:value-type="float">
            <text:p>0.0522648084</text:p>
          </table:table-cell>
          <table:table-cell office:value-type="float" office:value="0.156794425087108" calcext:value-type="float">
            <text:p>0.1567944251</text:p>
          </table:table-cell>
          <table:table-cell office:value-type="float" office:value="0.0522648083623693" calcext:value-type="float">
            <text:p>0.0522648084</text:p>
          </table:table-cell>
          <table:table-cell office:value-type="float" office:value="0.156794425087108" calcext:value-type="float">
            <text:p>0.1567944251</text:p>
          </table:table-cell>
          <table:table-cell office:value-type="float" office:value="0.0348432055749129" calcext:value-type="float">
            <text:p>0.0348432056</text:p>
          </table:table-cell>
          <table:table-cell office:value-type="float" office:value="0.156794425087108" calcext:value-type="float">
            <text:p>0.1567944251</text:p>
          </table:table-cell>
          <table:table-cell office:value-type="float" office:value="0.121951219512195" calcext:value-type="float">
            <text:p>0.1219512195</text:p>
          </table:table-cell>
          <table:table-cell office:value-type="float" office:value="0.0871080139372823" calcext:value-type="float">
            <text:p>0.0871080139</text:p>
          </table:table-cell>
          <table:table-cell office:value-type="float" office:value="0.0522648083623693" calcext:value-type="float">
            <text:p>0.0522648084</text:p>
          </table:table-cell>
          <table:table-cell office:value-type="float" office:value="0.0348432055749129" calcext:value-type="float">
            <text:p>0.0348432056</text:p>
          </table:table-cell>
          <table:table-cell table:number-columns-repeated="2" office:value-type="float" office:value="0.0522648083623693" calcext:value-type="float">
            <text:p>0.0522648084</text:p>
          </table:table-cell>
          <table:table-cell office:value-type="float" office:value="0.156794425087108" calcext:value-type="float">
            <text:p>0.1567944251</text:p>
          </table:table-cell>
          <table:table-cell office:value-type="float" office:value="0.0871080139372823" calcext:value-type="float">
            <text:p>0.0871080139</text:p>
          </table:table-cell>
          <table:table-cell office:value-type="float" office:value="0.139372822299652" calcext:value-type="float">
            <text:p>0.1393728223</text:p>
          </table:table-cell>
          <table:table-cell office:value-type="float" office:value="0.0348432055749129" calcext:value-type="float">
            <text:p>0.0348432056</text:p>
          </table:table-cell>
          <table:table-cell office:value-type="float" office:value="0.139372822299652" calcext:value-type="float">
            <text:p>0.13937282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6">00/00/0000</text:date>, <text:time style:data-style-name="N2" text:time-value="17:35:29.8039870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6T17:51:20.885294744</dc:date>
    <meta:editing-duration>PT29M1S</meta:editing-duration>
    <meta:editing-cycles>5</meta:editing-cycles>
    <meta:generator>LibreOffice/5.1.6.2$Linux_X86_64 LibreOffice_project/10m0$Build-2</meta:generator>
    <meta:document-statistic meta:table-count="1" meta:cell-count="42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6cm" svg:height="9.005cm" xlink:href=".." xlink:type="simple" chart:class="chart:scatter" chart:style-name="ch1">
        <chart:legend chart:legend-position="end" svg:x="14.738cm" svg:y="4.203cm" style:legend-expansion="high" chart:style-name="ch2"/>
        <chart:plot-area chart:style-name="ch3" table:cell-range-address="'0306'.B2:'0306'.AO2" chart:data-source-has-labels="row" svg:x="0.319cm" svg:y="0.18cm" svg:width="14.1cm" svg:height="8.645cm">
          <chartooo:coordinate-region svg:x="1.496cm" svg:y="0.379cm" svg:width="12.736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306'.B2:'0306'.AO2" loext:label-string="low" chart:class="chart:scatter">
            <chart:data-point chart:repeated="4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073.5618826571">
                <text:p>24073.5618826571</text:p>
                <draw:g>
                  <svg:desc>'0306'.B2:'0306'.AO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159.5733139965">
                <text:p>24159.57331399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239.311024093">
                <text:p>24239.3110240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200.1980984282">
                <text:p>24200.19809842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797.5654992502">
                <text:p>23797.56549925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052.3988820591">
                <text:p>24052.39888205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271.1671560009">
                <text:p>24271.16715600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465.4634544289">
                <text:p>24465.46345442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062.7458306399">
                <text:p>24062.74583063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437.3072751694">
                <text:p>24437.30727516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137.2994883944">
                <text:p>24137.29948839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766.5570989363">
                <text:p>23766.55709893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456.7649033319">
                <text:p>24456.76490333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075.4953683842">
                <text:p>24075.49536838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071.4803662479">
                <text:p>24071.48036624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521.5287550613">
                <text:p>24521.52875506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742.8900035817">
                <text:p>23742.89000358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299.3144973383">
                <text:p>24299.31449733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307.2792708352">
                <text:p>24307.27927083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712.4287213303">
                <text:p>23712.42872133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195.2678235689">
                <text:p>24195.26782356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119.4948436078">
                <text:p>24119.49484360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880.2251689151">
                <text:p>23880.22516891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850.0306256402">
                <text:p>23850.03062564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251.2160076188">
                <text:p>24251.21600761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129.6054766986">
                <text:p>24129.60547669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768.3341501245">
                <text:p>23768.33415012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178.2552405347">
                <text:p>24178.25524053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498.6608822059">
                <text:p>24498.66088220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311.262199177">
                <text:p>24311.2621991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077.6110213538">
                <text:p>24077.61102135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373.8273885335">
                <text:p>24373.82738853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445.5478345128">
                <text:p>24445.54783451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834.4733506836">
                <text:p>23834.47335068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631.2459795159">
                <text:p>24631.24597951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3793.6993247477">
                <text:p>23793.69932474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133.2949992094">
                <text:p>24133.29499920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3841.6818041783">
                <text:p>23841.68180417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970.5676803332">
                <text:p>23970.56768033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381.8236196359">
                <text:p>24381.82361963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6cm" svg:height="9.006cm" xlink:href=".." xlink:type="simple" chart:class="chart:scatter" chart:style-name="ch1">
        <chart:legend chart:legend-position="end" svg:x="14.606cm" svg:y="4.204cm" style:legend-expansion="high" chart:style-name="ch2"/>
        <chart:plot-area chart:style-name="ch3" table:cell-range-address="'0306'.B3:'0306'.AO3" chart:data-source-has-labels="row" svg:x="0.319cm" svg:y="0.18cm" svg:width="13.968cm" svg:height="8.646cm">
          <chartooo:coordinate-region svg:x="1.496cm" svg:y="0.38cm" svg:width="12.605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306'.B3:'0306'.AO3" loext:label-string="high" chart:class="chart:scatter">
            <chart:data-point chart:repeated="4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g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432">
                <text:p>20432</text:p>
                <draw:g>
                  <svg:desc>'0306'.B3:'0306'.AO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858">
                <text:p>208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317">
                <text:p>213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700">
                <text:p>207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900">
                <text:p>209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522">
                <text:p>205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826">
                <text:p>208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926">
                <text:p>219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815">
                <text:p>208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411">
                <text:p>214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583">
                <text:p>215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726">
                <text:p>207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995">
                <text:p>209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986">
                <text:p>209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039">
                <text:p>210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199">
                <text:p>211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927">
                <text:p>209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41">
                <text:p>203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140">
                <text:p>2114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162">
                <text:p>211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248">
                <text:p>212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146">
                <text:p>211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417">
                <text:p>214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150">
                <text:p>211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324">
                <text:p>213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254">
                <text:p>212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278">
                <text:p>212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339">
                <text:p>213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063">
                <text:p>210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342">
                <text:p>213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061">
                <text:p>210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509">
                <text:p>215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457">
                <text:p>214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246">
                <text:p>212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446">
                <text:p>214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514">
                <text:p>215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391">
                <text:p>213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1372">
                <text:p>213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430">
                <text:p>2143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367">
                <text:p>213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6cm" svg:height="9.005cm" xlink:href=".." xlink:type="simple" chart:class="chart:bar" chart:style-name="ch1">
        <chart:legend chart:legend-position="end" svg:x="14.103cm" svg:y="3.954cm" style:legend-expansion="high" chart:style-name="ch2"/>
        <chart:plot-area chart:style-name="ch3" table:cell-range-address="'0306'.B48:'0306'.DG49" chart:data-source-has-labels="row" svg:x="0.319cm" svg:y="0.18cm" svg:width="13.465cm" svg:height="8.645cm">
          <chartooo:coordinate-region svg:x="1.231cm" svg:y="0.301cm" svg:width="12.553cm" svg:height="7.5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0306'.B48:'0306'.DG48" loext:label-string="optimal" chart:class="chart:bar">
            <chart:data-point chart:repeated="110"/>
          </chart:series>
          <chart:series chart:style-name="ch8" chart:values-cell-range-address="'0306'.B49:'0306'.DG49" loext:label-string="random" chart:class="chart:bar">
            <chart:data-point chart:repeated="1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timal</text:p>
              </table:table-cell>
              <table:table-cell office:value-type="string">
                <text:p>rando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'0306'.B48:'0306'.DG48</svg:desc>
                </draw:g>
              </table:table-cell>
              <table:table-cell office:value-type="float" office:value="0.0348432055749129">
                <text:p>0.0348432055749129</text:p>
                <draw:g>
                  <svg:desc>'0306'.B49:'0306'.DG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156794425087108">
                <text:p>0.1567944250871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0.0871080139372823">
                <text:p>0.08710801393728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64">
                <text:p>0.0564</text:p>
              </table:table-cell>
              <table:table-cell office:value-type="float" office:value="0.0522648083623693">
                <text:p>0.05226480836236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22">
                <text:p>0.0622</text:p>
              </table:table-cell>
              <table:table-cell office:value-type="float" office:value="0.121951219512195">
                <text:p>0.1219512195121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">
                <text:p>0.3</text:p>
              </table:table-cell>
              <table:table-cell office:value-type="float" office:value="0.104529616724739">
                <text:p>0.1045296167247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696864111498258">
                <text:p>0.06968641114982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96">
                <text:p>0.0796</text:p>
              </table:table-cell>
              <table:table-cell office:value-type="float" office:value="0.121951219512195">
                <text:p>0.1219512195121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">
                <text:p>0.3</text:p>
              </table:table-cell>
              <table:table-cell office:value-type="float" office:value="0.0696864111498258">
                <text:p>0.06968641114982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">
                <text:p>0.3</text:p>
              </table:table-cell>
              <table:table-cell office:value-type="float" office:value="0.0871080139372823">
                <text:p>0.08710801393728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46">
                <text:p>0.0546</text:p>
              </table:table-cell>
              <table:table-cell office:value-type="float" office:value="0.0522648083623693">
                <text:p>0.05226480836236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">
                <text:p>0.3</text:p>
              </table:table-cell>
              <table:table-cell office:value-type="float" office:value="0.121951219512195">
                <text:p>0.1219512195121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">
                <text:p>0.3</text:p>
              </table:table-cell>
              <table:table-cell office:value-type="float" office:value="0.0348432055749129">
                <text:p>0.03484320557491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">
                <text:p>0.01</text:p>
              </table:table-cell>
              <table:table-cell office:value-type="float" office:value="0.0871080139372823">
                <text:p>0.08710801393728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796">
                <text:p>0.0796</text:p>
              </table:table-cell>
              <table:table-cell office:value-type="float" office:value="0.0348432055749129">
                <text:p>0.03484320557491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.0348432055749129">
                <text:p>0.03484320557491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">
                <text:p>0.01</text:p>
              </table:table-cell>
              <table:table-cell office:value-type="float" office:value="0.121951219512195">
                <text:p>0.1219512195121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01">
                <text:p>0.101</text:p>
              </table:table-cell>
              <table:table-cell office:value-type="float" office:value="0.139372822299652">
                <text:p>0.1393728222996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648000000000001">
                <text:p>0.0648000000000001</text:p>
              </table:table-cell>
              <table:table-cell office:value-type="float" office:value="0.0522648083623693">
                <text:p>0.05226480836236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">
                <text:p>0.3</text:p>
              </table:table-cell>
              <table:table-cell office:value-type="float" office:value="0.139372822299652">
                <text:p>0.1393728222996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996000000000001">
                <text:p>0.0996000000000001</text:p>
              </table:table-cell>
              <table:table-cell office:value-type="float" office:value="0.0348432055749129">
                <text:p>0.03484320557491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">
                <text:p>0.3</text:p>
              </table:table-cell>
              <table:table-cell office:value-type="float" office:value="0.0348432055749129">
                <text:p>0.03484320557491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">
                <text:p>0.3</text:p>
              </table:table-cell>
              <table:table-cell office:value-type="float" office:value="0.0348432055749129">
                <text:p>0.03484320557491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">
                <text:p>0.01</text:p>
              </table:table-cell>
              <table:table-cell office:value-type="float" office:value="0.0348432055749129">
                <text:p>0.03484320557491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652">
                <text:p>0.2652</text:p>
              </table:table-cell>
              <table:table-cell office:value-type="float" office:value="0.156794425087108">
                <text:p>0.1567944250871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">
                <text:p>0.01</text:p>
              </table:table-cell>
              <table:table-cell office:value-type="float" office:value="0.0348432055749129">
                <text:p>0.03484320557491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">
                <text:p>0.01</text:p>
              </table:table-cell>
              <table:table-cell office:value-type="float" office:value="0.0348432055749129">
                <text:p>0.03484320557491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848000000000003">
                <text:p>0.0848000000000003</text:p>
              </table:table-cell>
              <table:table-cell office:value-type="float" office:value="0.0348432055749129">
                <text:p>0.03484320557491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17">
                <text:p>0.217</text:p>
              </table:table-cell>
              <table:table-cell office:value-type="float" office:value="0.139372822299652">
                <text:p>0.1393728222996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">
                <text:p>0.01</text:p>
              </table:table-cell>
              <table:table-cell office:value-type="float" office:value="0.0348432055749129">
                <text:p>0.03484320557491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228">
                <text:p>0.2228</text:p>
              </table:table-cell>
              <table:table-cell office:value-type="float" office:value="0.0348432055749129">
                <text:p>0.03484320557491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">
                <text:p>0.01</text:p>
              </table:table-cell>
              <table:table-cell office:value-type="float" office:value="0.0696864111498258">
                <text:p>0.06968641114982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">
                <text:p>0.01</text:p>
              </table:table-cell>
              <table:table-cell office:value-type="float" office:value="0.121951219512195">
                <text:p>0.1219512195121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">
                <text:p>0.01</text:p>
              </table:table-cell>
              <table:table-cell office:value-type="float" office:value="0.0522648083623693">
                <text:p>0.05226480836236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">
                <text:p>0.01</text:p>
              </table:table-cell>
              <table:table-cell office:value-type="float" office:value="0.139372822299652">
                <text:p>0.1393728222996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4">
                <text:p>0.014</text:p>
              </table:table-cell>
              <table:table-cell office:value-type="float" office:value="0.0696864111498258">
                <text:p>0.06968641114982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">
                <text:p>0.3</text:p>
              </table:table-cell>
              <table:table-cell office:value-type="float" office:value="0.121951219512195">
                <text:p>0.1219512195121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">
                <text:p>0.3</text:p>
              </table:table-cell>
              <table:table-cell office:value-type="float" office:value="0.0348432055749129">
                <text:p>0.03484320557491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">
                <text:p>0.01</text:p>
              </table:table-cell>
              <table:table-cell office:value-type="float" office:value="0.156794425087108">
                <text:p>0.1567944250871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">
                <text:p>0.01</text:p>
              </table:table-cell>
              <table:table-cell office:value-type="float" office:value="0.0871080139372823">
                <text:p>0.08710801393728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">
                <text:p>0.01</text:p>
              </table:table-cell>
              <table:table-cell office:value-type="float" office:value="0.104529616724739">
                <text:p>0.1045296167247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">
                <text:p>0.3</text:p>
              </table:table-cell>
              <table:table-cell office:value-type="float" office:value="0.156794425087108">
                <text:p>0.1567944250871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">
                <text:p>0.01</text:p>
              </table:table-cell>
              <table:table-cell office:value-type="float" office:value="0.156794425087108">
                <text:p>0.1567944250871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">
                <text:p>0.3</text:p>
              </table:table-cell>
              <table:table-cell office:value-type="float" office:value="0.121951219512195">
                <text:p>0.1219512195121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854">
                <text:p>0.0854</text:p>
              </table:table-cell>
              <table:table-cell office:value-type="float" office:value="0.0348432055749129">
                <text:p>0.03484320557491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">
                <text:p>0.3</text:p>
              </table:table-cell>
              <table:table-cell office:value-type="float" office:value="0.0348432055749129">
                <text:p>0.03484320557491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">
                <text:p>0.3</text:p>
              </table:table-cell>
              <table:table-cell office:value-type="float" office:value="0.0696864111498258">
                <text:p>0.06968641114982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528">
                <text:p>0.0528</text:p>
              </table:table-cell>
              <table:table-cell office:value-type="float" office:value="0.0871080139372823">
                <text:p>0.08710801393728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1">
                <text:p>0.01</text:p>
              </table:table-cell>
              <table:table-cell office:value-type="float" office:value="0.156794425087108">
                <text:p>0.1567944250871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068">
                <text:p>0.1068</text:p>
              </table:table-cell>
              <table:table-cell office:value-type="float" office:value="0.0871080139372823">
                <text:p>0.08710801393728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63">
                <text:p>0.163</text:p>
              </table:table-cell>
              <table:table-cell office:value-type="float" office:value="0.104529616724739">
                <text:p>0.1045296167247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1">
                <text:p>0.01</text:p>
              </table:table-cell>
              <table:table-cell office:value-type="float" office:value="0.0522648083623693">
                <text:p>0.05226480836236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">
                <text:p>0.3</text:p>
              </table:table-cell>
              <table:table-cell office:value-type="float" office:value="0.0696864111498258">
                <text:p>0.06968641114982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">
                <text:p>0.3</text:p>
              </table:table-cell>
              <table:table-cell office:value-type="float" office:value="0.0871080139372823">
                <text:p>0.08710801393728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968">
                <text:p>0.1968</text:p>
              </table:table-cell>
              <table:table-cell office:value-type="float" office:value="0.121951219512195">
                <text:p>0.1219512195121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260000000000002">
                <text:p>0.0260000000000002</text:p>
              </table:table-cell>
              <table:table-cell office:value-type="float" office:value="0.121951219512195">
                <text:p>0.1219512195121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1">
                <text:p>0.01</text:p>
              </table:table-cell>
              <table:table-cell office:value-type="float" office:value="0.0871080139372823">
                <text:p>0.08710801393728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">
                <text:p>0.01</text:p>
              </table:table-cell>
              <table:table-cell office:value-type="float" office:value="0.104529616724739">
                <text:p>0.1045296167247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416">
                <text:p>0.1416</text:p>
              </table:table-cell>
              <table:table-cell office:value-type="float" office:value="0.0348432055749129">
                <text:p>0.03484320557491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942">
                <text:p>0.1942</text:p>
              </table:table-cell>
              <table:table-cell office:value-type="float" office:value="0.104529616724739">
                <text:p>0.1045296167247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">
                <text:p>0.01</text:p>
              </table:table-cell>
              <table:table-cell office:value-type="float" office:value="0.121951219512195">
                <text:p>0.1219512195121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1">
                <text:p>0.01</text:p>
              </table:table-cell>
              <table:table-cell office:value-type="float" office:value="0.0696864111498258">
                <text:p>0.06968641114982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">
                <text:p>0.3</text:p>
              </table:table-cell>
              <table:table-cell office:value-type="float" office:value="0.0871080139372823">
                <text:p>0.08710801393728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">
                <text:p>0.3</text:p>
              </table:table-cell>
              <table:table-cell office:value-type="float" office:value="0.121951219512195">
                <text:p>0.1219512195121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072">
                <text:p>0.2072</text:p>
              </table:table-cell>
              <table:table-cell office:value-type="float" office:value="0.0871080139372823">
                <text:p>0.08710801393728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304">
                <text:p>0.2304</text:p>
              </table:table-cell>
              <table:table-cell office:value-type="float" office:value="0.156794425087108">
                <text:p>0.1567944250871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286">
                <text:p>0.2286</text:p>
              </table:table-cell>
              <table:table-cell office:value-type="float" office:value="0.0696864111498258">
                <text:p>0.06968641114982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1">
                <text:p>0.01</text:p>
              </table:table-cell>
              <table:table-cell office:value-type="float" office:value="0.156794425087108">
                <text:p>0.1567944250871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416">
                <text:p>0.1416</text:p>
              </table:table-cell>
              <table:table-cell office:value-type="float" office:value="0.156794425087108">
                <text:p>0.1567944250871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100000000000001">
                <text:p>0.0100000000000001</text:p>
              </table:table-cell>
              <table:table-cell office:value-type="float" office:value="0.139372822299652">
                <text:p>0.1393728222996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84">
                <text:p>0.184</text:p>
              </table:table-cell>
              <table:table-cell office:value-type="float" office:value="0.0522648083623693">
                <text:p>0.05226480836236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">
                <text:p>0.01</text:p>
              </table:table-cell>
              <table:table-cell office:value-type="float" office:value="0.139372822299652">
                <text:p>0.1393728222996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1">
                <text:p>0.01</text:p>
              </table:table-cell>
              <table:table-cell office:value-type="float" office:value="0.0522648083623693">
                <text:p>0.05226480836236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">
                <text:p>0.01</text:p>
              </table:table-cell>
              <table:table-cell office:value-type="float" office:value="0.104529616724739">
                <text:p>0.1045296167247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1">
                <text:p>0.01</text:p>
              </table:table-cell>
              <table:table-cell office:value-type="float" office:value="0.104529616724739">
                <text:p>0.1045296167247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">
                <text:p>0.01</text:p>
              </table:table-cell>
              <table:table-cell office:value-type="float" office:value="0.0696864111498258">
                <text:p>0.06968641114982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1">
                <text:p>0.01</text:p>
              </table:table-cell>
              <table:table-cell office:value-type="float" office:value="0.104529616724739">
                <text:p>0.10452961672473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">
                <text:p>0.01</text:p>
              </table:table-cell>
              <table:table-cell office:value-type="float" office:value="0.0348432055749129">
                <text:p>0.034843205574912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">
                <text:p>0.01</text:p>
              </table:table-cell>
              <table:table-cell office:value-type="float" office:value="0.0871080139372823">
                <text:p>0.087108013937282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">
                <text:p>0.01</text:p>
              </table:table-cell>
              <table:table-cell office:value-type="float" office:value="0.0522648083623693">
                <text:p>0.05226480836236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">
                <text:p>0.01</text:p>
              </table:table-cell>
              <table:table-cell office:value-type="float" office:value="0.121951219512195">
                <text:p>0.1219512195121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">
                <text:p>0.01</text:p>
              </table:table-cell>
              <table:table-cell office:value-type="float" office:value="0.121951219512195">
                <text:p>0.1219512195121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">
                <text:p>0.01</text:p>
              </table:table-cell>
              <table:table-cell office:value-type="float" office:value="0.139372822299652">
                <text:p>0.13937282229965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">
                <text:p>0.01</text:p>
              </table:table-cell>
              <table:table-cell office:value-type="float" office:value="0.0522648083623693">
                <text:p>0.05226480836236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">
                <text:p>0.01</text:p>
              </table:table-cell>
              <table:table-cell office:value-type="float" office:value="0.0522648083623693">
                <text:p>0.05226480836236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">
                <text:p>0.01</text:p>
              </table:table-cell>
              <table:table-cell office:value-type="float" office:value="0.139372822299652">
                <text:p>0.1393728222996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">
                <text:p>0.01</text:p>
              </table:table-cell>
              <table:table-cell office:value-type="float" office:value="0.0871080139372823">
                <text:p>0.08710801393728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">
                <text:p>0.01</text:p>
              </table:table-cell>
              <table:table-cell office:value-type="float" office:value="0.156794425087108">
                <text:p>0.1567944250871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1">
                <text:p>0.01</text:p>
              </table:table-cell>
              <table:table-cell office:value-type="float" office:value="0.121951219512195">
                <text:p>0.1219512195121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">
                <text:p>0.01</text:p>
              </table:table-cell>
              <table:table-cell office:value-type="float" office:value="0.0696864111498258">
                <text:p>0.06968641114982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1">
                <text:p>0.01</text:p>
              </table:table-cell>
              <table:table-cell office:value-type="float" office:value="0.0696864111498258">
                <text:p>0.06968641114982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1">
                <text:p>0.01</text:p>
              </table:table-cell>
              <table:table-cell office:value-type="float" office:value="0.121951219512195">
                <text:p>0.1219512195121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1">
                <text:p>0.01</text:p>
              </table:table-cell>
              <table:table-cell office:value-type="float" office:value="0.121951219512195">
                <text:p>0.1219512195121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1">
                <text:p>0.01</text:p>
              </table:table-cell>
              <table:table-cell office:value-type="float" office:value="0.0522648083623693">
                <text:p>0.05226480836236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1">
                <text:p>0.01</text:p>
              </table:table-cell>
              <table:table-cell office:value-type="float" office:value="0.156794425087108">
                <text:p>0.15679442508710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1">
                <text:p>0.01</text:p>
              </table:table-cell>
              <table:table-cell office:value-type="float" office:value="0.0522648083623693">
                <text:p>0.052264808362369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1">
                <text:p>0.01</text:p>
              </table:table-cell>
              <table:table-cell office:value-type="float" office:value="0.156794425087108">
                <text:p>0.1567944250871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1">
                <text:p>0.01</text:p>
              </table:table-cell>
              <table:table-cell office:value-type="float" office:value="0.0348432055749129">
                <text:p>0.03484320557491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1">
                <text:p>0.01</text:p>
              </table:table-cell>
              <table:table-cell office:value-type="float" office:value="0.156794425087108">
                <text:p>0.1567944250871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1">
                <text:p>0.01</text:p>
              </table:table-cell>
              <table:table-cell office:value-type="float" office:value="0.121951219512195">
                <text:p>0.12195121951219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1">
                <text:p>0.01</text:p>
              </table:table-cell>
              <table:table-cell office:value-type="float" office:value="0.0871080139372823">
                <text:p>0.087108013937282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">
                <text:p>0.01</text:p>
              </table:table-cell>
              <table:table-cell office:value-type="float" office:value="0.0522648083623693">
                <text:p>0.05226480836236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1">
                <text:p>0.01</text:p>
              </table:table-cell>
              <table:table-cell office:value-type="float" office:value="0.0348432055749129">
                <text:p>0.034843205574912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1">
                <text:p>0.01</text:p>
              </table:table-cell>
              <table:table-cell office:value-type="float" office:value="0.0522648083623693">
                <text:p>0.052264808362369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1">
                <text:p>0.01</text:p>
              </table:table-cell>
              <table:table-cell office:value-type="float" office:value="0.0522648083623693">
                <text:p>0.052264808362369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1">
                <text:p>0.01</text:p>
              </table:table-cell>
              <table:table-cell office:value-type="float" office:value="0.156794425087108">
                <text:p>0.15679442508710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1">
                <text:p>0.01</text:p>
              </table:table-cell>
              <table:table-cell office:value-type="float" office:value="0.0871080139372823">
                <text:p>0.087108013937282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1">
                <text:p>0.01</text:p>
              </table:table-cell>
              <table:table-cell office:value-type="float" office:value="0.139372822299652">
                <text:p>0.13937282229965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1">
                <text:p>0.01</text:p>
              </table:table-cell>
              <table:table-cell office:value-type="float" office:value="0.0348432055749129">
                <text:p>0.034843205574912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1">
                <text:p>0.01</text:p>
              </table:table-cell>
              <table:table-cell office:value-type="float" office:value="0.139372822299652">
                <text:p>0.13937282229965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155cm" svg:y="4.201cm" style:legend-expansion="high" chart:style-name="ch2"/>
        <chart:plot-area chart:style-name="ch3" table:cell-range-address="'0306'.B4:'0306'.AO4" chart:data-source-has-labels="row" svg:x="0.32cm" svg:y="0.18cm" svg:width="12.515cm" svg:height="8.64cm">
          <chartooo:coordinate-region svg:x="1.312cm" svg:y="0.379cm" svg:width="11.523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0306'.B4:'0306'.AO4" loext:label-string="infected_error" chart:class="chart:bar">
            <chart:data-point chart:repeated="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fected_err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40.77722704395">
                <text:p>8140.77722704395</text:p>
                <draw:g>
                  <svg:desc>'0306'.B4:'0306'.AO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471.21882672807">
                <text:p>8471.218826728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284.67312522269">
                <text:p>8284.673125222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95.69304779295">
                <text:p>8095.693047792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173.95373913891">
                <text:p>8173.953739138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17.61209741563">
                <text:p>8017.612097415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330.95815136543">
                <text:p>8330.958151365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158.15627615461">
                <text:p>8158.156276154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304.46007348238">
                <text:p>8304.460073482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162.70422447501">
                <text:p>8162.704224475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157.48365921241">
                <text:p>8157.483659212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48.25024257273">
                <text:p>8048.250242572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300.07503672353">
                <text:p>8300.075036723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01.0460069191">
                <text:p>8001.04600691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00.24910731187">
                <text:p>8000.249107311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340.51899726861">
                <text:p>8340.518997268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115.76889060882">
                <text:p>8115.768890608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078.86603439555">
                <text:p>8078.866034395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299.50585989398">
                <text:p>8299.505859893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135.70580047485">
                <text:p>8135.705800474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699.47994246161">
                <text:p>7699.479942461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533.61762394962">
                <text:p>7533.617623949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328.14813885143">
                <text:p>7328.148138851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322.98066330515">
                <text:p>7322.980663305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20.48644474976">
                <text:p>7520.486444749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610.43114330878">
                <text:p>7610.431143308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290.89901755301">
                <text:p>7290.899017553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636.22537588785">
                <text:p>7636.225375887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698.95789093784">
                <text:p>7698.957890937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548.55711897042">
                <text:p>7548.557118970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614.08674000814">
                <text:p>7614.086740008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511.9815293315">
                <text:p>7511.98152933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710.32962822612">
                <text:p>7710.329628226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497.0096864057">
                <text:p>7497.00968640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982.61873582848">
                <text:p>7982.618735828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397.06746870899">
                <text:p>7397.067468708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452.54797000132">
                <text:p>7452.547970001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672.7830559428">
                <text:p>7672.78305594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830.67275637784">
                <text:p>7830.672756377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626.88292035054">
                <text:p>7626.8829203505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6cm" svg:height="9.005cm" xlink:href=".." xlink:type="simple" chart:class="chart:bar" chart:style-name="ch1">
        <chart:legend chart:legend-position="end" svg:x="12.992cm" svg:y="4.203cm" style:legend-expansion="high" chart:style-name="ch2"/>
        <chart:plot-area chart:style-name="ch3" table:cell-range-address="'0306'.B5:'0306'.AO5" chart:data-source-has-labels="row" svg:x="0.319cm" svg:y="0.18cm" svg:width="12.354cm" svg:height="8.645cm">
          <chartooo:coordinate-region svg:x="1.681cm" svg:y="0.379cm" svg:width="10.992cm" svg:height="7.65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0306'.B5:'0306'.AO5" loext:label-string="ppulation_error" chart:class="chart:bar">
            <chart:data-point chart:repeated="40"/>
            <loext:propertry-mapping loext:property="BorderColor" loext:cell-range-address="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pulation_error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3711.701273851">
                <text:p>163711.701273851</text:p>
                <draw:g>
                  <svg:desc>'0306'.B5:'0306'.AO5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4351.897869795">
                <text:p>164351.8978697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3855.751584307">
                <text:p>163855.751584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2502.067445276">
                <text:p>162502.067445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2888.577995624">
                <text:p>162888.577995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2618.901318527">
                <text:p>162618.9013185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3295.759975568">
                <text:p>163295.759975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3749.320556795">
                <text:p>163749.3205567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3024.501260612">
                <text:p>163024.5012606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3513.60995747">
                <text:p>163513.609957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3884.830411363">
                <text:p>163884.8304113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3444.512118837">
                <text:p>163444.5121188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3835.245382723">
                <text:p>163835.2453827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6063.314362423">
                <text:p>166063.3143624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1970.016389729">
                <text:p>161970.016389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4949.741784188">
                <text:p>164949.741784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4072.764811018">
                <text:p>164072.764811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0924.065910149">
                <text:p>160924.065910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5205.664102957">
                <text:p>165205.6641029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3216.28810977">
                <text:p>163216.28810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3515.027727743">
                <text:p>163515.0277277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4596.619572087">
                <text:p>164596.6195720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2629.487605432">
                <text:p>162629.487605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2619.12050896">
                <text:p>162619.12050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4674.268105833">
                <text:p>164674.268105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3592.282877114">
                <text:p>163592.282877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3424.90911415">
                <text:p>163424.90911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2675.299202414">
                <text:p>162675.299202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0849.744339824">
                <text:p>160849.744339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2732.533369342">
                <text:p>162732.533369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2679.554221181">
                <text:p>162679.554221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4125.951461572">
                <text:p>164125.951461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3776.317971136">
                <text:p>163776.317971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1806.644520022">
                <text:p>161806.644520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3421.200805655">
                <text:p>163421.200805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3679.64326981">
                <text:p>163679.643269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3632.901016108">
                <text:p>163632.901016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3852.786842949">
                <text:p>163852.7868429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2680.6114478">
                <text:p>162680.6114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1564.367362236">
                <text:p>161564.36736223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